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font-style="normal" fo:font-weight="normal" officeooo:rsid="001e4aa9" officeooo:paragraph-rsid="0018ea4a" style:font-style-asian="normal" style:font-weight-asian="normal" style:font-style-complex="normal" style:font-weight-complex="normal"/>
    </style:style>
    <style:style style:name="P2" style:family="paragraph" style:parent-style-name="Standard">
      <style:text-properties fo:font-style="normal" fo:font-weight="bold" officeooo:rsid="001e4aa9" officeooo:paragraph-rsid="0018ea4a" style:font-style-asian="normal" style:font-weight-asian="bold" style:font-style-complex="normal" style:font-weight-complex="bold"/>
    </style:style>
    <style:style style:name="T1" style:family="text">
      <style:text-properties style:text-position="super 5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ccusation monologue)</text:p>
      <text:p text:style-name="P1"/>
      <text:p text:style-name="P1">“I know who did this.”</text:p>
      <text:p text:style-name="P1"/>
      <text:p text:style-name="P1">“The person responsible was someone close to Kazz. They would have known the stuff that he smuggled in from day one since he was bragging so much. When they had an opportunity to take his phone, that’s when they put their plan in action. They made sure they were the last person in the PA booth and set up his alexa to play a command right as everyone was out of class. In order to keep from getting caught, they hid his phone somewhere that would incriminate a different classmate. “</text:p>
      <text:p text:style-name="P1"/>
      <text:p text:style-name="P1"><text:s/>[IF Mariko selected]</text:p>
      <text:p text:style-name="P1"/>
      <text:p text:style-name="P1">“I’m sure they thought they’d have plenty of time to run back to the main halls so it would look like they had an alibi when the announcement went off. But, even without feeling pain, I’m sure running on an injured leg is difficult.”</text:p>
      <text:p text:style-name="P1"/>
      <text:p text:style-name="P1">n: “Isn’t that right Mariko?”</text:p>
      <text:p text:style-name="P1"/>
      <text:p text:style-name="P1">(enter interrogation scene)</text:p>
      <text:p text:style-name="P1"/>
      <text:p text:style-name="P1">[IF Other classmate]</text:p>
      <text:p text:style-name="P1"/>
      <text:p text:style-name="P1">Inukai: “Nagen, do you have any proof this person did it?”</text:p>
      <text:p text:style-name="P1"/>
      <text:p text:style-name="P1">Nagen: “I mean… not exactly, but it’s possible.”</text:p>
      <text:p text:style-name="P1"/>
      <text:p text:style-name="P1">Inukai: “I appreciate you wanting to help out a friend Nagen, but I can’t get someone in trouble for being on campus without a teacher present. Has anyone else seen this student with Kazz’s things and they had access to the PA room?”</text:p>
      <text:p text:style-name="P1"/>
      <text:p text:style-name="P1">*Maybe I need to ask around some more.*</text:p>
      <text:p text:style-name="P1"/>
      <text:p text:style-name="P1">------</text:p>
      <text:p text:style-name="P1"/>
      <text:p text:style-name="P1">Momko investigation</text:p>
      <text:p text:style-name="P1"/>
      <text:p text:style-name="P1">-Missing Phone-</text:p>
      <text:p text:style-name="P1"/>
      <text:p text:style-name="P1">Momoko: “I haven’t seen it, sorry.”</text:p>
      <text:p text:style-name="P1"/>
      <text:p text:style-name="P1">Nanase Investigation</text:p>
      <text:p text:style-name="P1"/>
      <text:p text:style-name="P1">-Missing Phone-</text:p>
      <text:p text:style-name="P1"/>
      <text:p text:style-name="P1">Nanase: “That idiot. He shouldn’t have brought it in the first place. Setsuna is in charge of lost and found. If he dropped it somewhere, she might know where it is.”</text:p>
      <text:p text:style-name="P1"/>
      <text:p text:style-name="P1">Kietsu Investigation</text:p>
      <text:p text:style-name="P1"/>
      <text:p text:style-name="P1"><text:soft-page-break/>-Missing Phone-</text:p>
      <text:p text:style-name="P1"/>
      <text:p text:style-name="P1">Kiestu: “I’ll keep an eye out, but I haven’t seen anything strange.”</text:p>
      <text:p text:style-name="P1"/>
      <text:p text:style-name="P1">Taiga Investigation</text:p>
      <text:p text:style-name="P1"/>
      <text:p text:style-name="P1">-Missing Phone-</text:p>
      <text:p text:style-name="P1"/>
      <text:p text:style-name="P1">Taiga: “The school already gives us one, why would he need two? He should just tell the teachers.”</text:p>
      <text:p text:style-name="P1"/>
      <text:p text:style-name="P1">Dyre Investigation</text:p>
      <text:p text:style-name="P1"/>
      <text:p text:style-name="P1">-Missing Phone-</text:p>
      <text:p text:style-name="P1"/>
      <text:p text:style-name="P1">Dyre: “So someone took that too. I wish I could say it was me, but I haven’t seen it.”</text:p>
      <text:p text:style-name="P1"/>
      <text:p text:style-name="P1">Chisei Investigation</text:p>
      <text:p text:style-name="P1"/>
      <text:p text:style-name="P1">-Missing Phone-</text:p>
      <text:p text:style-name="P1"/>
      <text:p text:style-name="P1">Chisei: “I have not seen it.”</text:p>
      <text:p text:style-name="P1"/>
      <text:p text:style-name="P1">Shoma Investigation</text:p>
      <text:p text:style-name="P1"/>
      <text:p text:style-name="P1">-Missing Phone-</text:p>
      <text:p text:style-name="P1"/>
      <text:p text:style-name="P1">Shoma: “If I find it, I’ll let him know.”</text:p>
      <text:p text:style-name="P1"/>
      <text:p text:style-name="P1"/>
      <text:p text:style-name="P1"/>
      <text:p text:style-name="P1">-------</text:p>
      <text:p text:style-name="P1"/>
      <text:p text:style-name="P1">FLAVOR TEXT</text:p>
      <text:p text:style-name="P1"/>
      <text:p text:style-name="P2">Account</text:p>
      <text:p text:style-name="P2"/>
      <text:p text:style-name="P1">Momoko + Kazz and Setsuna have echos. You can ask the machine who was logged into it.</text:p>
      <text:p text:style-name="P1">Shoma + Shoma has Setsuna’s echo.</text:p>
      <text:p text:style-name="P1">Setsuna + The perpetrator likely needed Kazz’s phone to log in, they probably didn’t have their own account.</text:p>
      <text:p text:style-name="P1">Kitsune + The voice from the messsage was a text to speech feature of the echo, not a recording of someone’s voice.</text:p>
      <text:p text:style-name="P1">Mu + Kazz’s echo has specific commands unique to it.</text:p>
      <text:p text:style-name="P1">Kazz + Kazz’s phone will let people get into anything he owns.</text:p>
      <text:p text:style-name="P2"/>
      <text:p text:style-name="P2">Baton Pass</text:p>
      <text:p text:style-name="P2"/>
      <text:p text:style-name="P1">Rei + Kitsune brought Kazz’s phone to Mariko, she said she’d give it back to Kazz.</text:p>
      <text:p text:style-name="P1"><text:soft-page-break/>Ichita + Kitsune found Kazz’s phone, she went to give it to Setsuna. It had a passcode on it when they found it.</text:p>
      <text:p text:style-name="P1">Setsuna + Setsuna gave Kazz’s phone to the teachers. </text:p>
      <text:p text:style-name="P1">Kitsune + Kazz’s phone was found near the dorms, she gave it to Mariko who knew the passcode on the phone. </text:p>
      <text:p text:style-name="P2"/>
      <text:p text:style-name="P2">Brag</text:p>
      <text:p text:style-name="P2"/>
      <text:p text:style-name="P1">Rei + Kazz owns and echo, someone she knows borrowed it without permission.</text:p>
      <text:p text:style-name="P1">Mu + Kazz told Mu, Dyre and Mariko all the tech he snuck in.</text:p>
      <text:p text:style-name="P1">Kazz + Kazz told people he snuck stuff in as a way to seem cool.</text:p>
      <text:p text:style-name="P2"/>
      <text:p text:style-name="P2">Friends’ List</text:p>
      <text:p text:style-name="P1">Kazz + Rei, Mu, Yoku, Dyre, Taiga, Ichita and Chisei were in the halls when the message played. None of them had a phone on them.</text:p>
      <text:p text:style-name="P1">Mu + Mu, Kazz, Dyre and Mariko are all friends.</text:p>
      <text:p text:style-name="P2"/>
      <text:p text:style-name="P2">Missing Phone</text:p>
      <text:p text:style-name="P1">Rise + The phone Kitsune had was passcode locked.</text:p>
      <text:p text:style-name="P1">Kazz + Kazz lost his phone on move in day. He remembers seeing Ichita, Kitsune and Shoma when he thought he had it.</text:p>
      <text:p text:style-name="P2"/>
      <text:p text:style-name="P2">Mysterious Noise</text:p>
      <text:p text:style-name="P2"/>
      <text:p text:style-name="P1">Yoku + <text:s/>A dubstep song was playing in a locker on the second floor, the student council was notified.</text:p>
      <text:p text:style-name="P1">Nanase + The find my phone sound played before 1<text:span text:style-name="T1">st</text:span> period.</text:p>
      <text:p text:style-name="P1">Chisei + The find my phone sound played the night before the incident</text:p>
      <text:p text:style-name="P1">Ichita + Chisei and Kietsu have heard things in the school at night.</text:p>
      <text:p text:style-name="P2"/>
      <text:p text:style-name="P2">PA Access</text:p>
      <text:p text:style-name="P2"/>
      <text:p text:style-name="P1">Rise + Only club leaders have access to the PA room other than Kazz. No charm majors are club leaders.</text:p>
      <text:p text:style-name="P1"/>
      <text:p text:style-name="P1">Kietsu + Chisei was given the key to the PA room first. Kazz got the key from Mariko, and planned to go to the AV room after 1<text:span text:style-name="T1">st</text:span> period.</text:p>
      <text:p text:style-name="P1"/>
      <text:p text:style-name="P1">Dyre + Only four people have been in the PA room before the incident</text:p>
      <text:p text:style-name="P1"/>
      <text:p text:style-name="P1">Shoma + The message could be played from outside the PA room, if they had the phone.</text:p>
      <text:p text:style-name="P1"/>
      <text:p text:style-name="P1">Setsuna + Chisei, Momoko, and Mariko are club leaders.</text:p>
      <text:p text:style-name="P1"/>
      <text:p text:style-name="P1">Kazz + The student council is who gave the club leaders PA access. </text:p>
      <text:p text:style-name="P1"/>
      <text:p text:style-name="P1">Momoko + Momoko can’t go on the 2<text:span text:style-name="T1">nd</text:span> floor with her skates.</text:p>
      <text:p text:style-name="P2"/>
      <text:p text:style-name="P2">Prank</text:p>
      <text:p text:style-name="P2"/>
      <text:p text:style-name="P1"><text:soft-page-break/>Dyre + Dyre took Kazz’s echo and had Mariko put it in the PA room. Anyone with PA access could have gotten it from there.</text:p>
      <text:p text:style-name="P1">Chisei + The PA room looked like it was supposed to when Chisei was in there.</text:p>
      <text:p text:style-name="P1">Mu + Mariko and Dyre were messing with Kazz’s stuff on move in day.</text:p>
      <text:p text:style-name="P1">Kazz + Dyre likes to pull pranks on Kazz and their friends all the time.</text:p>
      <text:p text:style-name="P2"/>
      <text:p text:style-name="P2">Second Locker</text:p>
      <text:p text:style-name="P2"/>
      <text:p text:style-name="P1">Nanase + Setsuna can get into anyone’s locker.</text:p>
      <text:p text:style-name="P1"/>
      <text:p text:style-name="P1">Taiga + Mu gave Mariko his locker to hold stuff for the cheer squad.</text:p>
      <text:p text:style-name="P1"/>
      <text:p text:style-name="P1">Setsuna + Kazz’s phone was found in Mu’s locker</text:p>
      <text:p text:style-name="P2"/>
      <text:p text:style-name="P2">Cheer Ad (Rename to Club add?)</text:p>
      <text:p text:style-name="P1">Rei + Mariko and Rei worked on the cheer ad. </text:p>
      <text:p text:style-name="P1">Kazz + Mariko was the last person to turn in their ad. He also got ads from Chisei and Momoko.</text:p>
      <text:p text:style-name="P1">Mariko + Mariko got her ad in before the deadline for the announcments</text:p>
      <text:p text:style-name="P1">Momoko + Momoko turned her ad in directly to Kazz</text:p>
      <text:p text:style-name="P1">Chisei + Chisei was the first to turn in her club add.</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2-05T06:58:03.971000000</meta:creation-date>
    <dc:date>2024-12-05T06:58:36.586000000</dc:date>
    <meta:editing-duration>PT32S</meta:editing-duration>
    <meta:editing-cycles>1</meta:editing-cycles>
    <meta:document-statistic meta:table-count="0" meta:image-count="0" meta:object-count="0" meta:page-count="4" meta:paragraph-count="86" meta:word-count="980" meta:character-count="5166" meta:non-whitespace-character-count="4266"/>
    <meta:generator>LibreOffice/7.6.4.1$Windows_X86_64 LibreOffice_project/e19e193f88cd6c0525a17fb7a176ed8e6a3e2aa1</meta:generator>
  </office:meta>
</office:document-meta>
</file>